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939cm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71cm" svg:height="1.524cm" svg:x="14.063cm" svg:y="10.304cm">
          <text:p text:style-name="P1"><text:span text:style-name="T1">RELEA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32cm" svg:height="1.016cm" svg:x="14.979cm" svg:y="9.5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7.112cm" svg:height="1.189cm" svg:x="0.481cm" svg:y="1.216cm">
          <draw:text-box>
            <text:p text:style-name="P1"><text:span text:style-name="T2">Initial state for all resources </text:span></text:p>
          </draw:text-box>
        </draw:frame>
        <draw:frame draw:style-name="gr3" draw:text-style-name="P3" draw:layer="layout" svg:width="7.112cm" svg:height="1.199cm" svg:x="0.481cm" svg:y="2.917cm">
          <draw:text-box>
            <text:p text:style-name="P1"><text:span text:style-name="T2">A resource matching the requirements has been identified *</text:span></text:p>
          </draw:text-box>
        </draw:frame>
        <draw:frame draw:style-name="gr3" draw:text-style-name="P3" draw:layer="layout" svg:width="7.112cm" svg:height="1.199cm" svg:x="0.481cm" svg:y="4.818cm">
          <draw:text-box>
            <text:p text:style-name="P1"><text:span text:style-name="T2">Access to the resources has been granted to the user *</text:span></text:p>
          </draw:text-box>
        </draw:frame>
        <draw:frame draw:style-name="gr3" draw:text-style-name="P3" draw:layer="layout" svg:width="7.112cm" svg:height="1.199cm" svg:x="0.481cm" svg:y="6.619cm">
          <draw:text-box>
            <text:p text:style-name="P1"><text:span text:style-name="T2">The resource is configured and ready to be used</text:span></text:p>
          </draw:text-box>
        </draw:frame>
        <draw:frame draw:style-name="gr3" draw:text-style-name="P3" draw:layer="layout" svg:width="7.112cm" svg:height="1.199cm" svg:x="0.481cm" svg:y="8.42cm">
          <draw:text-box>
            <text:p text:style-name="P1"><text:span text:style-name="T2">The resource has started taking part of the experiment</text:span></text:p>
          </draw:text-box>
        </draw:frame>
        <draw:frame draw:style-name="gr3" draw:text-style-name="P3" draw:layer="layout" svg:width="7.112cm" svg:height="1.199cm" svg:x="18.161cm" svg:y="8.326cm">
          <draw:text-box>
            <text:p text:style-name="P1"><text:span text:style-name="T2">An error occurred and the resource could not perform its task</text:span></text:p>
          </draw:text-box>
        </draw:frame>
        <draw:frame draw:style-name="gr3" draw:text-style-name="P3" draw:layer="layout" svg:width="7.112cm" svg:height="1.199cm" svg:x="17.899cm" svg:y="10.258cm">
          <draw:text-box>
            <text:p text:style-name="P1"><text:span text:style-name="T2">Final state of all resources. The resource is no longer in use</text:span></text:p>
          </draw:text-box>
        </draw:frame>
        <draw:frame draw:style-name="gr3" draw:text-style-name="P3" draw:layer="layout" svg:width="7.112cm" svg:height="1.199cm" svg:x="0.443cm" svg:y="10.323cm">
          <draw:text-box>
            <text:p text:style-name="P1"><text:span text:style-name="T2">The resource is no longer taking part in the experiment</text:span></text:p>
          </draw:text-box>
        </draw:frame>
        <draw:frame draw:style-name="gr3" draw:text-style-name="P3" draw:layer="layout" svg:width="10.687cm" svg:height="2.147cm" svg:x="13.816cm" svg:y="1.636cm">
          <draw:text-box>
            <text:p text:style-name="P1"><text:span text:style-name="T2">* To achieve a uniform control interface, all resources go through the same states. However, not all states have a well defined meaning for all types of resources.</text:span></text:p>
          </draw:text-box>
        </draw:frame>
        <draw:custom-shape draw:style-name="gr2" draw:text-style-name="P1" draw:layer="layout" svg:width="1.651cm" svg:height="1.905cm" svg:x="12.592cm" svg:y="10.187cm">
          <text:p/>
          <draw:enhanced-geometry svg:viewBox="0 0 21600 21600" draw:text-areas="0 ?f0 ?f5 ?f2" draw:type="right-arrow" draw:modifiers="12578.2082324455 53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207cm" svg:height="3.937cm" svg:x="11.095cm" svg:y="4.899cm">
          <text:p/>
          <draw:enhanced-geometry svg:viewBox="0 0 21600 21600" draw:text-areas="0 0 21600 21600" draw:type="circular-arrow" draw:modifiers="-93.3295929649613 2.35922219802431 7486.211628928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4.318cm" svg:height="1.143cm" svg:x="7.747cm" svg:y="10.322cm">
          <text:p text:style-name="P1">FINISH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953cm" svg:y="9.575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4.319cm" svg:height="1.143cm" svg:x="7.746cm" svg:y="8.521cm">
          <text:p text:style-name="P1">STARTE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901cm" svg:y="7.824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4.32cm" svg:height="1.143cm" svg:x="7.745cm" svg:y="6.72cm">
          <text:p text:style-name="P1">READ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923cm" svg:y="5.948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4.322cm" svg:height="1.143cm" svg:x="7.643cm" svg:y="4.818cm">
          <text:p text:style-name="P2"><text:span text:style-name="T1">PROVISION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871cm" svg:y="4.097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4.322cm" svg:height="1.143cm" svg:x="7.642cm" svg:y="3.017cm">
          <text:p text:style-name="P2"><text:span text:style-name="T1">DISCOVER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819cm" svg:y="2.245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.293cm" svg:height="1.143cm" svg:x="7.644cm" svg:y="1.119cm">
          <text:p text:style-name="P1">NE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293cm" svg:height="1.143cm" svg:x="13.743cm" svg:y="8.218cm">
          <text:p text:style-name="P1">FAILE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7:42:34</meta:creation-date>
    <dc:date>2013-11-12T10:15:58</dc:date>
    <dc:creator>alina </dc:creator>
    <meta:editing-duration>PT8M36S</meta:editing-duration>
    <meta:editing-cycles>9</meta:editing-cycles>
    <meta:generator>LibreOffice/3.5$Linux_X86_64 LibreOffice_project/350m1$Build-2</meta:generator>
    <meta:document-statistic meta:object-count="25"/>
  </office:meta>
</office:document-meta>
</file>